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name-asian="Verdana1" style:font-weight-asian="bold" style:font-name-complex="Verdana1"/>
    </style:style>
    <style:style style:name="P2" style:family="paragraph" style:parent-style-name="Standard">
      <style:paragraph-properties fo:text-align="justify" style:justify-single-word="false"/>
      <style:text-properties style:font-name="Verdana" fo:font-weight="bold" style:font-name-asian="Verdana1" style:font-weight-asian="bold" style:font-name-complex="Verdana1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line-height="100%"/>
      <style:text-properties style:font-name="Verdana" style:font-name-asian="Verdana1" style:font-name-complex="Verdana1"/>
    </style:style>
    <style:style style:name="P6" style:family="paragraph" style:parent-style-name="Standard">
      <style:paragraph-properties fo:margin-top="0cm" fo:margin-bottom="0cm" fo:line-height="100%"/>
      <style:text-properties style:font-name="Verdana" fo:font-weight="bold" style:font-name-asian="Verdana1" style:font-weight-asian="bold" style:font-name-complex="Verdana1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style:font-name="Verdana" fo:font-weight="bold" style:font-name-asian="Verdana1" style:font-weight-asian="bold" style:font-name-complex="Verdana1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9" style:family="paragraph" style:parent-style-name="Standard">
      <style:paragraph-properties fo:margin-left="0cm" fo:margin-right="0cm" fo:margin-top="0cm" fo:margin-bottom="0cm" fo:line-height="115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11" style:family="paragraph" style:parent-style-name="Standard">
      <style:paragraph-properties fo:margin-left="0cm" fo:margin-right="0cm" fo:margin-top="0cm" fo:margin-bottom="0cm" fo:line-height="115%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font-name="Verdana" fo:font-weight="bold" style:font-name-asian="Verdana1" style:font-weight-asian="bold" style:font-name-complex="Verdana1"/>
    </style:style>
    <style:style style:name="P12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font-name="Verdana" style:font-name-asian="Verdana1" style:font-name-complex="Verdana1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Verdana" style:font-name-asian="Verdana1" style:font-name-complex="Verdana1"/>
    </style:style>
    <style:style style:name="P14" style:family="paragraph" style:parent-style-name="Standard">
      <style:paragraph-properties fo:margin-left="0cm" fo:margin-right="0cm" fo:margin-top="0cm" fo:margin-bottom="0.353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15" style:family="paragraph" style:parent-style-name="Standard">
      <style:paragraph-properties fo:margin-left="0cm" fo:margin-right="0cm" fo:margin-top="0cm" fo:margin-bottom="0.353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16" style:family="paragraph" style:parent-style-name="Standard">
      <style:paragraph-properties fo:margin-left="1.27cm" fo:margin-right="0cm" fo:margin-top="0cm" fo:margin-bottom="0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17" style:family="paragraph" style:parent-style-name="Standard">
      <style:paragraph-properties fo:margin-left="1.27cm" fo:margin-right="0cm" fo:margin-top="0cm" fo:margin-bottom="0cm" fo:line-height="115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18" style:family="paragraph" style:parent-style-name="Standard">
      <style:paragraph-properties fo:margin-left="1.27cm" fo:margin-right="0cm" fo:margin-top="0cm" fo:margin-bottom="0cm" fo:line-height="115%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19" style:family="paragraph" style:parent-style-name="Standard">
      <style:paragraph-properties fo:margin-left="1.27cm" fo:margin-right="0cm" fo:margin-top="0cm" fo:margin-bottom="0cm" fo:line-height="115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20" style:family="paragraph" style:parent-style-name="Standard">
      <style:paragraph-properties fo:margin-left="1.27cm" fo:margin-right="0cm" fo:margin-top="0cm" fo:margin-bottom="0cm" fo:line-height="115%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font-name="Verdana" style:font-name-asian="Verdana1" style:font-name-complex="Verdana1"/>
    </style:style>
    <style:style style:name="P21" style:family="paragraph" style:parent-style-name="Standard">
      <style:paragraph-properties fo:margin-left="1.27cm" fo:margin-right="0cm" fo:margin-top="0cm" fo:margin-bottom="0.353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22" style:family="paragraph" style:parent-style-name="Standard">
      <style:paragraph-properties fo:margin-left="1.27cm" fo:margin-right="0cm" fo:margin-top="0cm" fo:margin-bottom="0.353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23" style:family="paragraph" style:parent-style-name="Standard" style:master-page-name="Standard">
      <style:paragraph-properties style:page-number="auto"/>
      <style:text-properties style:font-name="Verdana" fo:font-weight="bold" style:font-name-asian="Verdana1" style:font-weight-asian="bold" style:font-name-complex="Verdana1"/>
    </style:style>
    <style:style style:name="P24" style:family="paragraph" style:parent-style-name="Standard">
      <style:text-properties style:font-name="Verdana" fo:font-weight="bold" style:font-name-asian="Verdana1" style:font-weight-asian="bold" style:font-name-complex="Verdana1"/>
    </style:style>
    <style:style style:name="P25" style:family="paragraph" style:parent-style-name="Standard" style:list-style-name="WWNum10">
      <style:paragraph-properties fo:margin-left="1.27cm" fo:margin-right="0cm" fo:margin-top="0cm" fo:margin-bottom="0cm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26" style:family="paragraph" style:parent-style-name="Standard" style:list-style-name="WWNum13">
      <style:paragraph-properties fo:margin-left="1.27cm" fo:margin-right="0cm" fo:margin-top="0cm" fo:margin-bottom="0cm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27" style:family="paragraph" style:parent-style-name="Standard" style:list-style-name="WWNum14">
      <style:paragraph-properties fo:margin-left="1.27cm" fo:margin-right="0cm" fo:margin-top="0cm" fo:margin-bottom="0cm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28" style:family="paragraph" style:parent-style-name="Standard" style:list-style-name="WWNum1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29" style:family="paragraph" style:parent-style-name="Standard" style:list-style-name="WWNum3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30" style:family="paragraph" style:parent-style-name="Standard" style:list-style-name="WWNum4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31" style:family="paragraph" style:parent-style-name="Standard" style:list-style-name="WWNum5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32" style:family="paragraph" style:parent-style-name="Standard" style:list-style-name="WWNum6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33" style:family="paragraph" style:parent-style-name="Standard" style:list-style-name="WWNum7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34" style:family="paragraph" style:parent-style-name="Standard" style:list-style-name="WWNum1">
      <style:paragraph-properties fo:margin-left="1.27cm" fo:margin-right="0cm" fo:margin-top="0cm" fo:margin-bottom="0cm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35" style:family="paragraph" style:parent-style-name="Standard" style:list-style-name="WWNum5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222222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36" style:family="paragraph" style:parent-style-name="Standard" style:list-style-name="WWNum6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222222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37" style:family="paragraph" style:parent-style-name="Standard" style:list-style-name="WWNum10">
      <style:paragraph-properties fo:margin-left="1.27cm" fo:margin-right="0cm" fo:margin-top="0cm" fo:margin-bottom="0cm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</style:style>
    <style:style style:name="P38" style:family="paragraph" style:parent-style-name="Standard" style:list-style-name="WWNum13">
      <style:paragraph-properties fo:margin-left="1.27cm" fo:margin-right="0cm" fo:margin-top="0cm" fo:margin-bottom="0cm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</style:style>
    <style:style style:name="P39" style:family="paragraph" style:parent-style-name="Standard" style:list-style-name="WWNum14">
      <style:paragraph-properties fo:margin-left="1.27cm" fo:margin-right="0cm" fo:margin-top="0cm" fo:margin-bottom="0cm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</style:style>
    <style:style style:name="P40" style:family="paragraph" style:parent-style-name="Standard" style:list-style-name="WWNum5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</style:style>
    <style:style style:name="P41" style:family="paragraph" style:parent-style-name="Standard" style:list-style-name="WWNum6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</style:style>
    <style:style style:name="P42" style:family="paragraph" style:parent-style-name="Standard" style:list-style-name="WWNum7">
      <style:paragraph-properties fo:margin-left="1.27cm" fo:margin-right="0cm" fo:margin-top="0cm" fo:margin-bottom="0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</style:style>
    <style:style style:name="P43" style:family="paragraph" style:parent-style-name="Standard" style:list-style-name="WWNum11">
      <style:paragraph-properties fo:margin-left="1.27cm" fo:margin-right="0cm" fo:margin-top="0cm" fo:margin-bottom="0cm" fo:line-height="100%" fo:text-indent="-0.635cm" style:auto-text-indent="false"/>
      <style:text-properties style:font-name="Verdana" style:font-name-asian="Verdana1" style:font-name-complex="Verdana1"/>
    </style:style>
    <style:style style:name="P44" style:family="paragraph" style:parent-style-name="Standard" style:list-style-name="WWNum2">
      <style:paragraph-properties fo:margin-left="1.27cm" fo:margin-right="0cm" fo:margin-top="0cm" fo:margin-bottom="0cm" fo:line-height="100%" fo:text-indent="-0.635cm" style:auto-text-indent="false"/>
      <style:text-properties style:font-name="Verdana" style:font-name-asian="Verdana1" style:font-name-complex="Verdana1"/>
    </style:style>
    <style:style style:name="P45" style:family="paragraph" style:parent-style-name="Standard" style:list-style-name="WWNum8">
      <style:paragraph-properties fo:margin-left="1.27cm" fo:margin-right="0cm" fo:margin-top="0cm" fo:margin-bottom="0cm" fo:line-height="100%" fo:text-indent="-0.635cm" style:auto-text-indent="false"/>
      <style:text-properties style:font-name="Verdana" style:font-name-asian="Verdana1" style:font-name-complex="Verdana1"/>
    </style:style>
    <style:style style:name="P46" style:family="paragraph" style:parent-style-name="Standard" style:list-style-name="WWNum9">
      <style:paragraph-properties fo:margin-left="1.27cm" fo:margin-right="0cm" fo:margin-top="0cm" fo:margin-bottom="0cm" fo:line-height="100%" fo:text-indent="-0.635cm" style:auto-text-indent="false"/>
      <style:text-properties style:font-name="Verdana" style:font-name-asian="Verdana1" style:font-name-complex="Verdana1"/>
    </style:style>
    <style:style style:name="P47" style:family="paragraph" style:parent-style-name="Standard" style:list-style-name="WWNum2">
      <style:paragraph-properties fo:margin-left="1.27cm" fo:margin-right="0cm" fo:margin-top="0cm" fo:margin-bottom="0cm" fo:line-height="100%" fo:text-indent="-0.635cm" style:auto-text-indent="false"/>
    </style:style>
    <style:style style:name="P48" style:family="paragraph" style:parent-style-name="Standard" style:list-style-name="WWNum8">
      <style:paragraph-properties fo:margin-left="1.27cm" fo:margin-right="0cm" fo:margin-top="0cm" fo:margin-bottom="0cm" fo:line-height="100%" fo:text-indent="-0.635cm" style:auto-text-indent="false"/>
    </style:style>
    <style:style style:name="P49" style:family="paragraph" style:parent-style-name="Standard" style:list-style-name="WWNum4">
      <style:paragraph-properties fo:margin-left="1.27cm" fo:margin-right="0cm" fo:margin-top="0cm" fo:margin-bottom="0.353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50" style:family="paragraph" style:parent-style-name="Standard" style:list-style-name="WWNum13">
      <style:paragraph-properties fo:margin-left="1.27cm" fo:margin-right="0cm" fo:margin-top="0cm" fo:margin-bottom="0.353cm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51" style:family="paragraph" style:parent-style-name="Standard" style:list-style-name="WWNum7">
      <style:paragraph-properties fo:margin-left="1.27cm" fo:margin-right="0cm" fo:margin-top="0cm" fo:margin-bottom="0.353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</style:style>
    <style:style style:name="P52" style:family="paragraph" style:parent-style-name="Standard" style:list-style-name="WWNum3">
      <style:paragraph-properties fo:margin-left="1.27cm" fo:margin-right="0cm" fo:margin-top="0cm" fo:margin-bottom="0.353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style:font-name="Verdana" fo:font-weight="normal" style:font-name-asian="Verdana1" style:font-weight-asian="normal" style:font-name-complex="Verdana1"/>
    </style:style>
    <style:style style:name="P53" style:family="paragraph" style:parent-style-name="Standard" style:list-style-name="WWNum12">
      <style:paragraph-properties fo:margin-left="0.885cm" fo:margin-right="0cm" fo:margin-top="0cm" fo:margin-bottom="0cm" fo:line-height="100%" fo:text-align="justify" style:justify-single-word="false" fo:text-indent="-0.635cm" style:auto-text-indent="false"/>
      <style:text-properties style:font-name="Verdana" style:font-name-asian="Verdana1" style:font-name-complex="Verdana1"/>
    </style:style>
    <style:style style:name="P54" style:family="paragraph" style:parent-style-name="Standard" style:list-style-name="WWNum12">
      <style:paragraph-properties fo:margin-left="0.885cm" fo:margin-right="0cm" fo:margin-top="0cm" fo:margin-bottom="0cm" fo:line-height="100%" fo:text-indent="-0.635cm" style:auto-text-indent="false"/>
      <style:text-properties style:font-name="Verdana" style:font-name-asian="Verdana1" style:font-name-complex="Verdana1"/>
    </style:style>
    <style:style style:name="P55" style:family="paragraph" style:parent-style-name="Standard">
      <style:paragraph-properties fo:margin-top="0cm" fo:margin-bottom="0cm" fo:line-height="100%"/>
      <style:text-properties style:font-name="Verdana" fo:font-weight="bold" style:font-name-asian="Verdana1" style:font-weight-asian="bold" style:font-name-complex="Verdana1"/>
    </style:style>
    <style:style style:name="P56" style:family="paragraph" style:parent-style-name="Standard">
      <style:paragraph-properties fo:margin-top="0cm" fo:margin-bottom="0cm" fo:line-height="100%"/>
      <style:text-properties style:font-name="Verdana" fo:font-weight="bold" style:font-name-asian="Verdana1" style:font-weight-asian="bold" style:font-name-complex="Verdana1" style:font-weight-complex="bold"/>
    </style:style>
    <style:style style:name="P57" style:family="paragraph" style:parent-style-name="Standard">
      <style:paragraph-properties fo:margin-top="0cm" fo:margin-bottom="0cm" fo:line-height="100%"/>
      <style:text-properties style:font-name="Verdana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P58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font-name="Verdana" fo:font-size="14pt" style:font-name-asian="Verdana1" style:font-size-asian="14pt" style:font-name-complex="Verdana1" style:font-size-complex="14pt"/>
    </style:style>
    <style:style style:name="P59" style:family="paragraph" style:parent-style-name="Standard">
      <style:paragraph-properties fo:margin-left="1.27cm" fo:margin-right="0cm" fo:margin-top="0cm" fo:margin-bottom="0cm" fo:line-height="115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60" style:family="paragraph" style:parent-style-name="Standard">
      <style:paragraph-properties fo:margin-left="0cm" fo:margin-right="0cm" fo:margin-top="0cm" fo:margin-bottom="0cm" fo:line-height="115%" fo:text-align="justify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font-name="Verdana" fo:font-weight="bold" style:font-name-asian="Verdana1" style:font-weight-asian="bold" style:font-name-complex="Verdana1"/>
    </style:style>
    <style:style style:name="T1" style:family="text">
      <style:text-properties style:font-name="Verdana" style:font-name-asian="Verdana1" style:font-name-complex="Verdana1"/>
    </style:style>
    <style:style style:name="T2" style:family="text">
      <style:text-properties style:font-name="Verdana" fo:background-color="#ffffff" style:font-name-asian="Verdana1" style:font-name-complex="Verdana1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T5" style:family="text"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T6" style:family="text">
      <style:text-properties fo:font-variant="normal" fo:text-transform="none" fo:color="#222222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T7" style:family="text">
      <style:text-properties fo:font-variant="normal" fo:text-transform="none" fo:color="#545454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T8" style:family="text">
      <style:text-properties fo:color="#000000"/>
    </style:style>
    <style:style style:name="T9" style:family="text">
      <style:text-properties fo:color="#000000" style:font-name="Verdana" style:text-underline-style="none" style:font-name-asian="Verdana1" style:font-name-complex="Verdana1"/>
    </style:style>
    <style:style style:name="T10" style:family="text">
      <style:text-properties fo:color="#222222" style:font-name="Verdana" style:font-name-asian="Verdana1" style:font-name-complex="Verdana1"/>
    </style:style>
    <style:style style:name="T11" style:family="text">
      <style:text-properties fo:color="#222222" style:font-name="Verdana" fo:background-color="#ffffff" style:font-name-asian="Verdana1" style:font-name-complex="Verdana1"/>
    </style:style>
    <style:style style:name="T12" style:family="text">
      <style:text-properties fo:color="#222222" style:font-name="Verdana" fo:font-size="10.5pt" fo:background-color="#ffffff" style:font-name-asian="Verdana1" style:font-size-asian="10.5pt" style:font-name-complex="Verdana1" style:font-size-complex="10.5pt"/>
    </style:style>
    <style:style style:name="T13" style:family="text">
      <style:text-properties fo:color="#222222" style:font-name="Arial1" fo:background-color="#ffffff" style:font-name-asian="Arial2" style:font-name-complex="Arial2"/>
    </style:style>
    <style:style style:name="T14" style:family="text">
      <style:text-properties fo:color="#222222" style:font-name="Arial1" fo:font-size="12pt" fo:background-color="#ffffff" style:font-name-asian="Arial2" style:font-size-asian="12pt" style:font-name-complex="Arial2" style:font-size-complex="12pt"/>
    </style:style>
    <style:style style:name="T15" style:family="text">
      <style:text-properties style:font-name="Arial1" fo:font-size="10.5pt" fo:background-color="#ffffff" style:font-name-asian="Arial2" style:font-size-asian="10.5pt" style:font-name-complex="Arial2" style:font-size-complex="10.5pt"/>
    </style:style>
    <style:style style:name="T16" style:family="text">
      <style:text-properties fo:color="#252525" style:font-name="Verdana" fo:background-color="#ffffff" style:font-name-asian="Verdana1" style:font-name-complex="Verdana1"/>
    </style:style>
    <style:style style:name="T17" style:family="text">
      <style:text-properties fo:color="#1155cc" style:font-name="Roboto" fo:font-size="10pt" style:text-underline-style="solid" style:text-underline-width="auto" style:text-underline-color="font-color" style:font-name-asian="Roboto1" style:font-size-asian="10pt" style:font-name-complex="Roboto1" style:font-size-complex="10pt"/>
    </style:style>
    <style:style style:name="T18" style:family="text">
      <style:text-properties style:text-line-through-style="none"/>
    </style:style>
    <style:style style:name="T19" style:family="text">
      <style:text-properties style:text-position="0% 100%"/>
    </style:style>
    <style:style style:name="T20" style:family="text">
      <style:text-properties fo:font-size="11pt"/>
    </style:style>
    <style:style style:name="T21" style:family="text">
      <style:text-properties fo:font-style="normal"/>
    </style:style>
    <style:style style:name="T22" style:family="text">
      <style:text-properties style:text-underline-style="none"/>
    </style:style>
    <style:style style:name="T23" style:family="text">
      <style:text-properties style:font-size-asian="11pt"/>
    </style:style>
    <style:style style:name="T24" style:family="text">
      <style:text-properties style:font-style-asian="normal"/>
    </style:style>
    <style:style style:name="T25" style:family="text">
      <style:text-properties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ICS 6,7,9 </text:p>
      <text:p text:style-name="P1">MODULE <text:s/>13</text:p>
      <text:p text:style-name="P1">UNIT 1</text:p>
      <text:list xml:id="list29622392" text:style-name="WWNum10">
        <text:list-item>
          <text:p text:style-name="P25">ability-способность</text:p>
        </text:list-item>
        <text:list-item>
          <text:p text:style-name="P25">appliances-приборы</text:p>
        </text:list-item>
        <text:list-item>
          <text:p text:style-name="P25">customer-клиент</text:p>
        </text:list-item>
        <text:list-item>
          <text:p text:style-name="P25">sophisticated-сложный</text:p>
        </text:list-item>
        <text:list-item>
          <text:p text:style-name="P25">supervision-наблюдение</text:p>
        </text:list-item>
        <text:list-item>
          <text:p text:style-name="P25">feature-характеристика</text:p>
        </text:list-item>
        <text:list-item>
          <text:p text:style-name="P25">vital-существенный</text:p>
        </text:list-item>
        <text:list-item>
          <text:p text:style-name="P25">previously-ранее</text:p>
        </text:list-item>
        <text:list-item>
          <text:p text:style-name="P25">to meet individual needs-удовлетворять потребности,</text:p>
        </text:list-item>
        <text:list-item>
          <text:p text:style-name="P25"><text:s/>the flow of information- поток информации</text:p>
        </text:list-item>
        <text:list-item>
          <text:p text:style-name="P25"><text:s/>software – программное обеспечение</text:p>
        </text:list-item>
        <text:list-item>
          <text:p text:style-name="P25"><text:s/>to enable sb. to do sth.- давать возможность</text:p>
        </text:list-item>
        <text:list-item>
          <text:p text:style-name="P37"><text:span text:style-name="T4"><text:s/>to be incompatible – быть несовместимы</text:span><text:span text:style-name="T1">м</text:span></text:p>
        </text:list-item>
        <text:list-item>
          <text:p text:style-name="P25"><text:s/>to share (resources) – совместно использовать </text:p>
        </text:list-item>
        <text:list-item>
          <text:p text:style-name="P25"><text:s/>to access (data) – получать доступ</text:p>
        </text:list-item>
        <text:list-item>
          <text:p text:style-name="P25"><text:s/>significantly - значительно</text:p>
        </text:list-item>
        <text:list-item>
          <text:p text:style-name="P25"><text:s/>to improve -улучшать</text:p>
        </text:list-item>
        <text:list-item>
          <text:p text:style-name="P25"><text:s/>accessible - доступный</text:p>
        </text:list-item>
        <text:list-item>
          <text:p text:style-name="P25"><text:s/>remote - удаленный</text:p>
        </text:list-item>
        <text:list-item>
          <text:p text:style-name="P25"><text:s/>currently – в настоящее время</text:p>
        </text:list-item>
        <text:list-item>
          <text:p text:style-name="P25"><text:s/>to expand - расширять</text:p>
        </text:list-item>
        <text:list-item>
          <text:p text:style-name="P25"><text:s/>connectivity- соединяемость</text:p>
        </text:list-item>
        <text:list-item>
          <text:p text:style-name="P25"><text:s/>responsible - ответственный</text:p>
        </text:list-item>
        <text:list-item>
          <text:p text:style-name="P25"><text:s/>to exercise power- осуществлять возможность</text:p>
        </text:list-item>
        <text:list-item>
          <text:p text:style-name="P25"><text:s/>to endure - выдержать</text:p>
        </text:list-item>
        <text:list-item>
          <text:p text:style-name="P25"><text:s/>an impact – воздействие</text:p>
        </text:list-item>
      </text:list>
      <text:p text:style-name="P16"/>
      <text:p text:style-name="P15">UNIT 2</text:p>
      <text:list xml:id="list29607808" text:style-name="WWNum11">
        <text:list-item>
          <text:p text:style-name="P43">supercomputer-суперкомпьютер</text:p>
        </text:list-item>
        <text:list-item>
          <text:p text:style-name="P43">mainframe- мейнфрейм</text:p>
        </text:list-item>
        <text:list-item>
          <text:p text:style-name="P43">multi-user-многопользовательский</text:p>
        </text:list-item>
        <text:list-item>
          <text:p text:style-name="P43">multi-tasking-многозадачность</text:p>
        </text:list-item>
        <text:list-item>
          <text:p text:style-name="P43">desktop computer-настольный компьютер</text:p>
        </text:list-item>
        <text:list-item>
          <text:p text:style-name="P43">workstation-рабочая станция</text:p>
        </text:list-item>
        <text:list-item>
          <text:p text:style-name="P43">portable –переносной</text:p>
        </text:list-item>
        <text:list-item>
          <text:p text:style-name="P43">RAM-оперативная память</text:p>
        </text:list-item>
        <text:list-item>
          <text:p text:style-name="P43">ROM-ПЗУ </text:p>
        </text:list-item>
        <text:list-item>
          <text:p text:style-name="P43"><text:s/>peripherals-периферийные устройства</text:p>
        </text:list-item>
        <text:list-item>
          <text:p text:style-name="P43"><text:s/>input/output devices-устройства ввода/вывода</text:p>
        </text:list-item>
        <text:list-item>
          <text:p text:style-name="P43"><text:s/>storage devices – устройства хранения</text:p>
        </text:list-item>
        <text:list-item>
          <text:p text:style-name="P43"><text:s/>the system bus-системная шина</text:p>
        </text:list-item>
        <text:list-item>
          <text:p text:style-name="P43"><text:s/>memory address-адрес памяти</text:p>
        </text:list-item>
        <text:list-item>
          <text:p text:style-name="P43"><text:s/>expansion cards- карты расширения</text:p>
        </text:list-item>
        <text:list-item>
          <text:p text:style-name="P43"><text:soft-page-break/><text:s/>expansion slot –гнездо расширения</text:p>
        </text:list-item>
        <text:list-item>
          <text:p text:style-name="P43"><text:s/>port replicator-повторитель порта</text:p>
        </text:list-item>
        <text:list-item>
          <text:p text:style-name="P43"><text:s/>to format (a disk)-форматировать диск</text:p>
        </text:list-item>
        <text:list-item>
          <text:p text:style-name="P43"><text:s/>RAID (redundant array of inexpensive disks)-дисковый массив</text:p>
        </text:list-item>
        <text:list-item>
          <text:p text:style-name="P43"><text:s/>barcode reader-считыватель кода</text:p>
        </text:list-item>
        <text:list-item>
          <text:p text:style-name="P43"><text:s/>magnetic/optical storage devices-магнитные/оптический устройства хранения</text:p>
        </text:list-item>
        <text:list-item>
          <text:p text:style-name="P43"><text:s/>resolution-разрешающая способность</text:p>
        </text:list-item>
        <text:list-item>
          <text:p text:style-name="P43"><text:s/>decimal/binary system-десятичная/бинарная система</text:p>
        </text:list-item>
        <text:list-item>
          <text:p text:style-name="P43"><text:s/>applications programs-прикладные программы</text:p>
        </text:list-item>
        <text:list-item>
          <text:p text:style-name="P43"><text:s/>hardware-оборудование</text:p>
        </text:list-item>
        <text:list-item>
          <text:p text:style-name="P43"><text:s/>operating system-операционная система</text:p>
        </text:list-item>
        <text:list-item>
          <text:p text:style-name="P43"><text:s/>motherboard-системная плата</text:p>
        </text:list-item>
        <text:list-item>
          <text:p text:style-name="P43"><text:s/>to move data in and out of memory-перемещать данные в/из памяти</text:p>
        </text:list-item>
        <text:list-item>
          <text:p text:style-name="P43"><text:s/>to get around a bottleneck-обойти узкое место</text:p>
        </text:list-item>
        <text:list-item>
          <text:p text:style-name="P43"><text:s/>a cache entry-запись в кэш</text:p>
        </text:list-item>
        <text:list-item>
          <text:p text:style-name="P43"><text:s/>a single item-единичный элемент</text:p>
        </text:list-item>
        <text:list-item>
          <text:p text:style-name="P43"><text:s/>to step through instructions-пройти инструкции</text:p>
        </text:list-item>
        <text:list-item>
          <text:p text:style-name="P43"><text:s/>sequentially-последовательный</text:p>
        </text:list-item>
        <text:list-item>
          <text:p text:style-name="P43"><text:s/>cache coherency-непротиворечивость</text:p>
        </text:list-item>
        <text:list-item>
          <text:p text:style-name="P43"><text:s/>to be marked as-маркированный как</text:p>
        </text:list-item>
      </text:list>
      <text:p text:style-name="P8"/>
      <text:p text:style-name="P10">UNIT 3</text:p>
      <text:p text:style-name="P14"/>
      <text:list xml:id="list29621378" text:style-name="WWNum12">
        <text:list-item>
          <text:p text:style-name="P53"><text:bookmark text:name="_gjdgxs"/>data mining-добыча данных</text:p>
        </text:list-item>
        <text:list-item>
          <text:p text:style-name="P53">raw data-необработанные данные</text:p>
        </text:list-item>
        <text:list-item>
          <text:p text:style-name="P53">to make up-составлять</text:p>
        </text:list-item>
        <text:list-item>
          <text:p text:style-name="P53">a pattern-шаблон, паттерн</text:p>
        </text:list-item>
        <text:list-item>
          <text:p text:style-name="P53">tool-инструмент</text:p>
        </text:list-item>
        <text:list-item>
          <text:p text:style-name="P53">AI-искусственный интеллект</text:p>
        </text:list-item>
        <text:list-item>
          <text:p text:style-name="P53">guess-угадать</text:p>
        </text:list-item>
        <text:list-item>
          <text:p text:style-name="P53">deductive reasoning-дедуктивное умозаключение</text:p>
        </text:list-item>
        <text:list-item>
          <text:p text:style-name="P53">neural networks-нейронные сети</text:p>
        </text:list-item>
        <text:list-item>
          <text:p text:style-name="P53"><text:s/>clustering-кластеризация</text:p>
        </text:list-item>
        <text:list-item>
          <text:p text:style-name="P53"><text:s/>decision tree-дерево решений</text:p>
        </text:list-item>
        <text:list-item>
          <text:p text:style-name="P53"><text:s/>to emerge-появляться</text:p>
        </text:list-item>
        <text:list-item>
          <text:p text:style-name="P53"><text:s/>repeatedly-неоднократно</text:p>
        </text:list-item>
        <text:list-item>
          <text:p text:style-name="P53"><text:s/>to look for-искать</text:p>
        </text:list-item>
        <text:list-item>
          <text:p text:style-name="P53"><text:s/>an alarm-предупреждение об опасности</text:p>
        </text:list-item>
        <text:list-item>
          <text:p text:style-name="P53"><text:s/>a trigger value-целевое значение</text:p>
        </text:list-item>
        <text:list-item>
          <text:p text:style-name="P53"><text:s/>similar features-похожие черты, особенности</text:p>
        </text:list-item>
        <text:list-item>
          <text:p text:style-name="P54"><text:s/>Limited data range-ограниченный набор данных</text:p>
        </text:list-item>
        <text:list-item>
          <text:p text:style-name="P53"><text:s/>to label-маркировать</text:p>
        </text:list-item>
        <text:list-item>
          <text:p text:style-name="P53"><text:s/>fraud-мошенничество</text:p>
        </text:list-item>
        <text:list-item>
          <text:p text:style-name="P53"><text:s/>to figure out-вычислить</text:p>
        </text:list-item>
        <text:list-item>
          <text:p text:style-name="P53"><text:s/>to separate-отделять, разделять</text:p>
        </text:list-item>
        <text:list-item>
          <text:p text:style-name="P53"><text:s/>a subset-подмножество</text:p>
        </text:list-item>
        <text:list-item>
          <text:p text:style-name="P53"><text:s/>to cleanse data-очищать</text:p>
        </text:list-item>
        <text:list-item>
          <text:p text:style-name="P53"><text:s/>erroneous data-ошибочные данные</text:p>
        </text:list-item>
        <text:list-item>
          <text:p text:style-name="P53"><text:s/>relevant-существенный</text:p>
        </text:list-item>
        <text:list-item>
          <text:p text:style-name="P53"><text:s/>a data warehouse-хранилище данных</text:p>
        </text:list-item>
        <text:list-item>
          <text:p text:style-name="P53"><text:s/>a flat file-плоский файл</text:p>
        </text:list-item>
        <text:list-item>
          <text:p text:style-name="P53"><text:s/>data mart-киоск(витрина) данных</text:p>
        </text:list-item>
        <text:list-item>
          <text:p text:style-name="P53"><text:soft-page-break/><text:s/>to refine parameters-улучшать параметры</text:p>
        </text:list-item>
        <text:list-item>
          <text:p text:style-name="P53"><text:s/>to scrap data-избавляться от данных</text:p>
        </text:list-item>
        <text:list-item>
          <text:p text:style-name="P53"><text:s/>to require-требовать</text:p>
        </text:list-item>
        <text:list-item>
          <text:p text:style-name="P53"><text:s/>to proceed to –перейти к</text:p>
        </text:list-item>
        <text:list-item>
          <text:p text:style-name="P53"><text:s/>appropriate action-соответствующее действие</text:p>
        </text:list-item>
        <text:list-item>
          <text:p text:style-name="P53"><text:s/>genetic makeup-генетический состав</text:p>
        </text:list-item>
        <text:list-item>
          <text:p text:style-name="P53"><text:s/>beneficial-благотворный</text:p>
        </text:list-item>
      </text:list>
      <text:p text:style-name="P6"/>
      <text:p text:style-name="P1">MODULE <text:s/>14</text:p>
      <text:p text:style-name="P1">UNIT 4</text:p>
      <text:list xml:id="list29622548" text:style-name="WWNum1">
        <text:list-item>
          <text:p text:style-name="P28">LCD (Liquid Cristal Display) –жидкокристаллический дисплей</text:p>
        </text:list-item>
        <text:list-item>
          <text:p text:style-name="P28">CRT (Cathode Ray Tube)-Электронно-лучевая трубка</text:p>
        </text:list-item>
        <text:list-item>
          <text:p text:style-name="P28">memory(flash) cards-карты памяти</text:p>
        </text:list-item>
        <text:list-item>
          <text:p text:style-name="P28">resolution-разрешение</text:p>
        </text:list-item>
        <text:list-item>
          <text:p text:style-name="P28">refresh rate-частота обновления</text:p>
        </text:list-item>
        <text:list-item>
          <text:p text:style-name="P28">brightness-яркость</text:p>
        </text:list-item>
        <text:list-item>
          <text:p text:style-name="P28">storage devices(media)-средства хранения</text:p>
        </text:list-item>
        <text:list-item>
          <text:p text:style-name="P28">hard disk –жесткий диск</text:p>
        </text:list-item>
        <text:list-item>
          <text:p text:style-name="P28">to format a disk-форматировать диск</text:p>
        </text:list-item>
        <text:list-item>
          <text:p text:style-name="P28"><text:s/>tracks-дорожки</text:p>
        </text:list-item>
        <text:list-item>
          <text:p text:style-name="P28"><text:s/>access time-время доступа</text:p>
        </text:list-item>
        <text:list-item>
          <text:p text:style-name="P28"><text:s/>transfer rate-скорость передачи</text:p>
        </text:list-item>
        <text:list-item>
          <text:p text:style-name="P28"><text:s/>to make a backup-создавать резервные копии</text:p>
        </text:list-item>
        <text:list-item>
          <text:p text:style-name="P28"><text:s/>disk drive-дисковод</text:p>
        </text:list-item>
        <text:list-item>
          <text:p text:style-name="P28"><text:s/>magnetic devices-магнитные устройства</text:p>
        </text:list-item>
        <text:list-item>
          <text:p text:style-name="P28"><text:s/>Optical devices-оптические устройства </text:p>
        </text:list-item>
        <text:list-item>
          <text:p text:style-name="P28"><text:s/>multi-format playback-мультиформатное <text:s/>воспроизведение</text:p>
        </text:list-item>
        <text:list-item>
          <text:p text:style-name="P28"><text:s/>read only media-носители только для чтения</text:p>
        </text:list-item>
        <text:list-item>
          <text:p text:style-name="P28"><text:s/>Read and write media-средства для записи и чтения</text:p>
        </text:list-item>
        <text:list-item>
          <text:p text:style-name="P28"><text:s/>Removable storage-съёмный носитель </text:p>
        </text:list-item>
        <text:list-item>
          <text:p text:style-name="P28"><text:s/>Fixed storage-постоянное хранение</text:p>
        </text:list-item>
        <text:list-item>
          <text:p text:style-name="P28"><text:s/>Units of measurement - единицы измерения</text:p>
        </text:list-item>
        <text:list-item>
          <text:p text:style-name="P28"><text:s/>dot-matrix printer-матричный принтер</text:p>
        </text:list-item>
        <text:list-item>
          <text:p text:style-name="P28"><text:s/>ink-jet printer-струйный принтер</text:p>
        </text:list-item>
        <text:list-item>
          <text:p text:style-name="P28"><text:s/>PDL-язык проектирования программ</text:p>
        </text:list-item>
        <text:list-item>
          <text:p text:style-name="P34"><text:s/>To skip-пропускать</text:p>
        </text:list-item>
        <text:list-item>
          <text:p text:style-name="P34"><text:s/>to threaten-угрожать</text:p>
        </text:list-item>
        <text:list-item>
          <text:p text:style-name="P34"><text:s/>substantially-значительно</text:p>
        </text:list-item>
        <text:list-item>
          <text:p text:style-name="P34"><text:s/>iteration-повтор</text:p>
        </text:list-item>
        <text:list-item>
          <text:p text:style-name="P34"><text:s/>affordable-допустимый</text:p>
        </text:list-item>
        <text:list-item>
          <text:p text:style-name="P34"><text:s/>media-средства</text:p>
        </text:list-item>
        <text:list-item>
          <text:p text:style-name="P34"><text:s/>dense-плотный</text:p>
        </text:list-item>
        <text:list-item>
          <text:p text:style-name="P34"><text:s/>to be accustomed to-привыкнуть</text:p>
        </text:list-item>
        <text:list-item>
          <text:p text:style-name="P34"><text:s/>storage capacity-объём хранения</text:p>
        </text:list-item>
        <text:list-item>
          <text:p text:style-name="P34"><text:s/>to imply-предполагать</text:p>
        </text:list-item>
        <text:list-item>
          <text:p text:style-name="P34"><text:s/>promising development-перспективная разработка</text:p>
        </text:list-item>
      </text:list>
      <text:p text:style-name="P3"/>
      <text:p text:style-name="P1"/>
      <text:p text:style-name="P1"><text:soft-page-break/>UNIT 6</text:p>
      <text:list xml:id="list29614201" text:style-name="WWNum3">
        <text:list-item>
          <text:p text:style-name="P29">system software-системное программное обеспечение</text:p>
        </text:list-item>
        <text:list-item>
          <text:p text:style-name="P29">application software-прикладное ПО</text:p>
        </text:list-item>
        <text:list-item>
          <text:p text:style-name="P29">multitasking-многозадачность </text:p>
        </text:list-item>
        <text:list-item>
          <text:p text:style-name="P29">GUI-графический интерфейс пользователя</text:p>
        </text:list-item>
        <text:list-item>
          <text:p text:style-name="P29">drop-down menu-раскрывающееся меню</text:p>
        </text:list-item>
        <text:list-item>
          <text:p text:style-name="P29">compression utility-архиватор</text:p>
        </text:list-item>
        <text:list-item>
          <text:p text:style-name="P29">command driven –управляемый командой</text:p>
        </text:list-item>
        <text:list-item>
          <text:p text:style-name="P29">command prompt-подсказка</text:p>
        </text:list-item>
        <text:list-item>
          <text:p text:style-name="P29">component-составная часть</text:p>
        </text:list-item>
        <text:list-item>
          <text:p text:style-name="P29"><text:s/>robust-устойчивый к ошибкам</text:p>
        </text:list-item>
        <text:list-item>
          <text:p text:style-name="P29"><text:s/>to be licensed-иметь лицензию</text:p>
        </text:list-item>
        <text:list-item>
          <text:p text:style-name="P29"><text:s/>shortcomings-недостатки</text:p>
        </text:list-item>
        <text:list-item>
          <text:p text:style-name="P29"><text:s/>a teaching aid-учебное пособие</text:p>
        </text:list-item>
        <text:list-item>
          <text:p text:style-name="P29"><text:s/>to set out to do smth.-начинать ч-л делать</text:p>
        </text:list-item>
        <text:list-item>
          <text:p text:style-name="P29"><text:s/>to handle-обрабатывать</text:p>
        </text:list-item>
        <text:list-item>
          <text:p text:style-name="P29"><text:s/>memory allocation-выделение памяти</text:p>
        </text:list-item>
        <text:list-item>
          <text:p text:style-name="P29"><text:s/>to generate compiled programs-производить скомпилированные программы</text:p>
        </text:list-item>
        <text:list-item>
          <text:p text:style-name="P29"><text:s/>to fix bugs-устранять ошибки</text:p>
        </text:list-item>
        <text:list-item>
          <text:p text:style-name="P29"><text:s/>to add new features-добавлять новые функции</text:p>
        </text:list-item>
        <text:list-item>
          <text:p text:style-name="P29"><text:s/>to make smth. available-делать доступным</text:p>
        </text:list-item>
        <text:list-item>
          <text:p text:style-name="P29"><text:s/>to destroy smth.-разрушать</text:p>
        </text:list-item>
        <text:list-item>
          <text:p text:style-name="P29"><text:s/>utterly predictable-абсолютно предсказуемый</text:p>
        </text:list-item>
        <text:list-item>
          <text:p text:style-name="P29"><text:s/>To improve/improvement-усовершенствовать/усовершенствование</text:p>
        </text:list-item>
        <text:list-item>
          <text:p text:style-name="P29"><text:s/>to roll improvements into the kernel-вносить улучшения</text:p>
        </text:list-item>
        <text:list-item>
          <text:p text:style-name="P29"><text:s/>to contribute to-способствовать</text:p>
        </text:list-item>
        <text:list-item>
          <text:p text:style-name="P29"><text:s/>to extend-расширять</text:p>
        </text:list-item>
        <text:list-item>
          <text:p text:style-name="P29"><text:s/>To be purposefully designed-быть сконструированным для определенной цели</text:p>
        </text:list-item>
        <text:list-item>
          <text:p text:style-name="P29"><text:s/>a distribution-распределение</text:p>
        </text:list-item>
        <text:list-item>
          <text:p text:style-name="P29"><text:s/>a complete operating system kit-полный комплект операционной системы</text:p>
        </text:list-item>
        <text:list-item>
          <text:p text:style-name="P52"><text:s/>utilities-утилиты</text:p>
        </text:list-item>
      </text:list>
      <text:p text:style-name="P1"/>
      <text:p text:style-name="P1">MODULE <text:s/>15</text:p>
      <text:p text:style-name="P1">UNIT 7</text:p>
      <text:list xml:id="list29609121" text:style-name="WWNum4">
        <text:list-item>
          <text:p text:style-name="P30">to make it possible-сделать возможным</text:p>
        </text:list-item>
        <text:list-item>
          <text:p text:style-name="P30">breakthrough-выдающиеся достижение</text:p>
        </text:list-item>
        <text:list-item>
          <text:p text:style-name="P30">speech recognition-распознавание речи</text:p>
        </text:list-item>
        <text:list-item>
          <text:p text:style-name="P30">to interact with-взаимодействовать с</text:p>
        </text:list-item>
        <text:list-item>
          <text:p text:style-name="P30">convergence-сближение</text:p>
        </text:list-item>
        <text:list-item>
          <text:p text:style-name="P30">to place emphasis-акцентировать внимание</text:p>
        </text:list-item>
        <text:list-item>
          <text:p text:style-name="P30">to organize information-систематизировать информацию</text:p>
        </text:list-item>
        <text:list-item>
          <text:p text:style-name="P30"><text:soft-page-break/>intuitive-интуитивный</text:p>
        </text:list-item>
        <text:list-item>
          <text:p text:style-name="P30">to enable smb. to do –давать возможность сделать</text:p>
        </text:list-item>
        <text:list-item>
          <text:p text:style-name="P30">a major component-главный составной элемент</text:p>
        </text:list-item>
        <text:list-item>
          <text:p text:style-name="P30">to incorporate-содержать в себе</text:p>
        </text:list-item>
        <text:list-item>
          <text:p text:style-name="P30">to benefit from-извлекать пользу, выгоду</text:p>
        </text:list-item>
        <text:list-item>
          <text:p text:style-name="P30"><text:s/>are placement for-обновление, замена</text:p>
        </text:list-item>
        <text:list-item>
          <text:p text:style-name="P30"><text:s/>multimodal input-комбинированный ввод данных</text:p>
        </text:list-item>
        <text:list-item>
          <text:p text:style-name="P30"><text:s/>appropriate-подходящий, соответствующий</text:p>
        </text:list-item>
        <text:list-item>
          <text:p text:style-name="P30"><text:s/>eventually-в конечном счете, в итоге</text:p>
        </text:list-item>
        <text:list-item>
          <text:p text:style-name="P30"><text:s/>to observe-наблюдать</text:p>
        </text:list-item>
        <text:list-item>
          <text:p text:style-name="P30"><text:s/>surroundings-среда, окружение</text:p>
        </text:list-item>
        <text:list-item>
          <text:p text:style-name="P30"><text:s/>computer vision-компьютерное зрение</text:p>
        </text:list-item>
        <text:list-item>
          <text:p text:style-name="P30"><text:s/>expand-развиваться, расширяться</text:p>
        </text:list-item>
        <text:list-item>
          <text:p text:style-name="P30"><text:s/>to bring one step closer-приблизить на шаг</text:p>
        </text:list-item>
        <text:list-item>
          <text:p text:style-name="P30"><text:s/>to treat smth as –относиться к чему-либо определённым образом</text:p>
        </text:list-item>
        <text:list-item>
          <text:p text:style-name="P49"><text:s/>to have an impact on-оказать воздействие, влияние</text:p>
        </text:list-item>
      </text:list>
      <text:p text:style-name="P1">UNIT 8</text:p>
      <text:list xml:id="list29634470" text:style-name="WWNum5">
        <text:list-item>
          <text:p text:style-name="P40"><text:span text:style-name="T4">Word processor - </text:span><text:span text:style-name="T6">текстовый редактор</text:span></text:p>
        </text:list-item>
        <text:list-item>
          <text:p text:style-name="P31">Package - пакет, упаковка</text:p>
        </text:list-item>
        <text:list-item>
          <text:p text:style-name="P31">Spreadsheets - электронная таблица</text:p>
        </text:list-item>
        <text:list-item>
          <text:p text:style-name="P40"><text:span text:style-name="T4">Payroll – </text:span><text:span text:style-name="T6">платежная ведомость</text:span></text:p>
        </text:list-item>
        <text:list-item>
          <text:p text:style-name="P40"><text:span text:style-name="T6">DTP(desktop publishing program) - </text:span><text:span text:style-name="T4">Настольная издательская система</text:span></text:p>
        </text:list-item>
        <text:list-item>
          <text:p text:style-name="P35">Mail merging – автоматическое составление стандартных писем</text:p>
        </text:list-item>
        <text:list-item>
          <text:p text:style-name="P31">Tab - вкладка</text:p>
        </text:list-item>
        <text:list-item>
          <text:p text:style-name="P31">Criteria - условие, критерий</text:p>
        </text:list-item>
        <text:list-item>
          <text:p text:style-name="P31">The default button - кнопка по умолчанию</text:p>
        </text:list-item>
        <text:list-item>
          <text:p text:style-name="P31">ASP (application service provider) - поставщик службы приложений</text:p>
        </text:list-item>
        <text:list-item>
          <text:p text:style-name="P31">Remote access - удаленный доступ</text:p>
        </text:list-item>
        <text:list-item>
          <text:p text:style-name="P31">Advanced - <text:s/>передовой, продвинутый</text:p>
        </text:list-item>
        <text:list-item>
          <text:p text:style-name="P31">Broadband - широкополосный</text:p>
        </text:list-item>
        <text:list-item>
          <text:p text:style-name="P40"><text:span text:style-name="T4">Leased line - </text:span><text:span text:style-name="T6">выделенная линия</text:span></text:p>
        </text:list-item>
        <text:list-item>
          <text:p text:style-name="P35">Prior - предварительный, предшествующий</text:p>
        </text:list-item>
        <text:list-item>
          <text:p text:style-name="P35">Call off - отзывать, отменить</text:p>
        </text:list-item>
        <text:list-item>
          <text:p text:style-name="P31">Tailored - адаптированный, специализированный</text:p>
        </text:list-item>
        <text:list-item>
          <text:p text:style-name="P31"><text:s/>Rota - расписание дежурств, очередность</text:p>
        </text:list-item>
        <text:list-item>
          <text:p text:style-name="P31"><text:s/>Bandwidth - пропускная способность</text:p>
        </text:list-item>
        <text:list-item>
          <text:p text:style-name="P31"><text:s/>Self-replicating - самовоспроизводящийся</text:p>
        </text:list-item>
      </text:list>
      <text:p text:style-name="P21"/>
      <text:p text:style-name="P1">UNIT 9</text:p>
      <text:list xml:id="list29622992" text:style-name="WWNum6">
        <text:list-item>
          <text:p text:style-name="P41"><text:span text:style-name="T4">Audible - </text:span><text:span text:style-name="T6">слышимый, внятный, отчетливый</text:span></text:p>
        </text:list-item>
        <text:list-item>
          <text:p text:style-name="P36">To strip out - вычеркнуть</text:p>
        </text:list-item>
        <text:list-item>
          <text:p text:style-name="P36">A tag - тег, метка</text:p>
        </text:list-item>
        <text:list-item>
          <text:p text:style-name="P41"><text:span text:style-name="T4">Interchangeable faceplates</text:span><text:span text:style-name="T5"> - </text:span><text:span text:style-name="T6">сменные лицевые панели</text:span></text:p>
        </text:list-item>
        <text:list-item>
          <text:p text:style-name="P32">To decompress <text:s/>- распаковывать</text:p>
        </text:list-item>
        <text:list-item>
          <text:p text:style-name="P32"><text:soft-page-break/>To depict - <text:s/>изображать, описывать</text:p>
        </text:list-item>
        <text:list-item>
          <text:p text:style-name="P32">P-frame(Predicted Frame) - разностные кадры</text:p>
        </text:list-item>
        <text:list-item>
          <text:p text:style-name="P32">To propagate - пропагандировать</text:p>
        </text:list-item>
        <text:list-item>
          <text:p text:style-name="P41"><text:span text:style-name="T4">MP3( MPEG Audio Layer 3)- аудио</text:span><text:span text:style-name="T9">кодек</text:span><text:span text:style-name="T1"> третьего уровня, разработанный экспертной группой по движущимся изображениям </text:span></text:p>
        </text:list-item>
        <text:list-item>
          <text:p text:style-name="P41"><text:span text:style-name="T4">URL (uniform resource locator) - </text:span><text:span text:style-name="T6">единый локатор ресурсов</text:span></text:p>
        </text:list-item>
        <text:list-item>
          <text:p text:style-name="P32">Compilation - компиляция, компилирование</text:p>
        </text:list-item>
        <text:list-item>
          <text:p text:style-name="P32"><text:s/>Ripper - программа которая занимается получением образа с диска</text:p>
        </text:list-item>
        <text:list-item>
          <text:p text:style-name="P41"><text:span text:style-name="T4"><text:s/>MIDI(</text:span><text:span text:style-name="T7">Musical Instrument Digital Interface) - </text:span><text:span text:style-name="T10">ц</text:span><text:span text:style-name="T6">ифровой интерфейс музыкального инструмента</text:span></text:p>
        </text:list-item>
        <text:list-item>
          <text:p text:style-name="P32"><text:s/>To randomize - перемешивать(рандомизировать)</text:p>
        </text:list-item>
        <text:list-item>
          <text:p text:style-name="P41"><text:span text:style-name="T4"><text:s/>Graphic equalizers – </text:span><text:span text:style-name="T1">г</text:span><text:span text:style-name="T4">рафические эквалайзеры</text:span></text:p>
        </text:list-item>
        <text:list-item>
          <text:p text:style-name="P41"><text:span text:style-name="T4"><text:s/>To propagate errors – </text:span><text:span text:style-name="T1">распространять ошибки</text:span></text:p>
        </text:list-item>
        <text:list-item>
          <text:p text:style-name="P32"><text:s text:c="2"/>Shape – образ</text:p>
        </text:list-item>
        <text:list-item>
          <text:p text:style-name="P41"><text:span text:style-name="T4"><text:s/>The data stream split – </text:span><text:span text:style-name="T1">р</text:span><text:span text:style-name="T4">азделение потока данных</text:span></text:p>
        </text:list-item>
        <text:list-item>
          <text:p text:style-name="P41"><text:span text:style-name="T4"><text:s/>I-frame (Intra Frame)- кл</text:span><text:span text:style-name="T1">ючевой(опорный) кадр</text:span></text:p>
        </text:list-item>
        <text:list-item>
          <text:p text:style-name="P32"><text:s/>B-frame (Bi-directional frame) - двунаправленный кадр</text:p>
        </text:list-item>
        <text:list-item>
          <text:p text:style-name="P41"><text:span text:style-name="T4"><text:s text:c="2"/>To play back the sequence – </text:span><text:span text:style-name="T1">воспроизводить последовательность</text:span></text:p>
        </text:list-item>
      </text:list>
      <text:p text:style-name="P22"/>
      <text:p text:style-name="P1">MODULE <text:s/>16</text:p>
      <text:p text:style-name="P56">Unit 11</text:p>
      <text:list xml:id="list29622607" text:style-name="WWNum2">
        <text:list-item>
          <text:p text:style-name="P47"><text:span text:style-name="T1">application layer: <text:s/></text:span><text:span text:style-name="T14">протокол прикладного уровня</text:span></text:p>
        </text:list-item>
        <text:list-item>
          <text:p text:style-name="P47"><text:span text:style-name="T1">ASCII (acronym for American Standard Code for Information Interchange):</text:span><text:span text:style-name="T14">американский стандартный код для обмена информацией</text:span><text:span text:style-name="T1"> <text:s/></text:span></text:p>
        </text:list-item>
        <text:list-item>
          <text:p text:style-name="P44">asynchronous: асинхронный <text:s/></text:p>
        </text:list-item>
        <text:list-item>
          <text:p text:style-name="P44">backbone: магистральный канал передачи данных</text:p>
        </text:list-item>
        <text:list-item>
          <text:p text:style-name="P44">backup: резервная копия</text:p>
        </text:list-item>
        <text:list-item>
          <text:p text:style-name="P44">bracketing: <text:s/>установка границ начала и конца сообщения</text:p>
        </text:list-item>
        <text:list-item>
          <text:p text:style-name="P44">bridge: <text:s text:c="2"/>сетевой мост <text:s text:c="12"/></text:p>
        </text:list-item>
        <text:list-item>
          <text:p text:style-name="P44">checksum: <text:s/>контрольная сумма <text:s text:c="18"/></text:p>
        </text:list-item>
        <text:list-item>
          <text:p text:style-name="P47"><text:span text:style-name="T1">control bit: <text:s/></text:span><text:span text:style-name="T15">бит управления доступом</text:span></text:p>
        </text:list-item>
        <text:list-item>
          <text:p text:style-name="P47"><text:span text:style-name="T1">data-link layer: <text:s/></text:span><text:span text:style-name="T14">канальный уровень</text:span></text:p>
        </text:list-item>
        <text:list-item>
          <text:p text:style-name="P44">decrypt: <text:s/>расшифровывать</text:p>
        </text:list-item>
        <text:list-item>
          <text:p text:style-name="P47"><text:span text:style-name="T1">dumb terminal: <text:s/></text:span><text:span text:style-name="T13">устройство ввода – вывода данных, включающее в себя монитор и клавиатуру</text:span></text:p>
        </text:list-item>
        <text:list-item>
          <text:p text:style-name="P44">encrypt: <text:s/>шифровать</text:p>
        </text:list-item>
        <text:list-item>
          <text:p text:style-name="P44">full-duplex: <text:s/>полный дуплекс</text:p>
        </text:list-item>
        <text:list-item>
          <text:p text:style-name="P44">gateway: <text:s/>сетевой шлюз</text:p>
        </text:list-item>
        <text:list-item>
          <text:p text:style-name="P44">half-duplex: <text:s/>полудуплекс</text:p>
        </text:list-item>
        <text:list-item>
          <text:p text:style-name="P44">header: <text:s/>указатель</text:p>
        </text:list-item>
      </text:list>
      <text:p text:style-name="P5"/>
      <text:list xml:id="list29722390" text:continue-numbering="true" text:style-name="WWNum2">
        <text:list-item>
          <text:p text:style-name="P44">isolation adapter: <text:s/>изолирующий адаптер</text:p>
        </text:list-item>
        <text:list-item>
          <text:p text:style-name="P44">line driver: <text:s/>драйвер линии</text:p>
        </text:list-item>
        <text:list-item>
          <text:p text:style-name="P44">Netscape Communicator: <text:s/>браузер, производившийся компанией Netscape Communications</text:p>
        </text:list-item>
        <text:list-item>
          <text:p text:style-name="P44">network computer: <text:s/>вычислительная сеть</text:p>
        </text:list-item>
        <text:list-item>
          <text:p text:style-name="P44">network layer: <text:s/>сетевой уровень</text:p>
        </text:list-item>
        <text:list-item>
          <text:p text:style-name="P44">network operating system: <text:s/>сетевая операционная система</text:p>
        </text:list-item>
        <text:list-item>
          <text:p text:style-name="P44">node: <text:s/>узел </text:p>
        </text:list-item>
        <text:list-item>
          <text:p text:style-name="P44"><text:soft-page-break/>physical layer: <text:s/>физический уровень</text:p>
        </text:list-item>
        <text:list-item>
          <text:p text:style-name="P44">presentation layer: уровень представления </text:p>
        </text:list-item>
        <text:list-item>
          <text:p text:style-name="P44">route: <text:s/>маршрут</text:p>
        </text:list-item>
        <text:list-item>
          <text:p text:style-name="P44">session layer: <text:s/>сеансовый уровень <text:s text:c="23"/></text:p>
        </text:list-item>
        <text:list-item>
          <text:p text:style-name="P44">start bit: <text:s/>начальный бит</text:p>
        </text:list-item>
        <text:list-item>
          <text:p text:style-name="P44">stop bit: <text:s/>конечный бит</text:p>
        </text:list-item>
        <text:list-item>
          <text:p text:style-name="P44">string: <text:s/>строка</text:p>
        </text:list-item>
        <text:list-item>
          <text:p text:style-name="P44">transport layer: <text:s/>транспортный уровень</text:p>
        </text:list-item>
        <text:list-item>
          <text:p text:style-name="P44">tuned: <text:s/>настроенный</text:p>
        </text:list-item>
        <text:list-item>
          <text:p text:style-name="P44">twisted-pair (cabling): <text:s/>витая пара</text:p>
        </text:list-item>
        <text:list-item>
          <text:p text:style-name="P44">verify: проверять</text:p>
        </text:list-item>
      </text:list>
      <text:p text:style-name="P58"/>
      <text:p text:style-name="P57">Unit 12</text:p>
      <text:list xml:id="list29638058" text:style-name="WWNum8">
        <text:list-item>
          <text:p text:style-name="P48"><text:span text:style-name="T1">ISP (Internet Service Provider) - </text:span><text:span text:style-name="T14">интернет-провайдер;</text:span></text:p>
        </text:list-item>
        <text:list-item>
          <text:p text:style-name="P45">to configure a computer to access the Internet - настройка компьютера для доступа в интернет;</text:p>
        </text:list-item>
        <text:list-item>
          <text:p text:style-name="P45">initial set-up fee - плата за начальную установку;</text:p>
        </text:list-item>
        <text:list-item>
          <text:p text:style-name="P45">personal website developments - развитие персональных веб-сайтов;</text:p>
        </text:list-item>
        <text:list-item>
          <text:p text:style-name="P45">restrictions - ограничения;</text:p>
        </text:list-item>
        <text:list-item>
          <text:p text:style-name="P45">moderated/unmoderated (newsgroups) - модерируемые/немодерируемые;</text:p>
        </text:list-item>
        <text:list-item>
          <text:p text:style-name="P45">support line - линия поддержки;</text:p>
        </text:list-item>
        <text:list-item>
          <text:p text:style-name="P45">to be jammed with queries - заполнен запросами;</text:p>
        </text:list-item>
        <text:list-item>
          <text:p text:style-name="P45">upgrade the network - обновление сети;</text:p>
        </text:list-item>
        <text:list-item>
          <text:p text:style-name="P45"><text:s/>to run connection set-ups - запустить механизмы подключения;</text:p>
        </text:list-item>
        <text:list-item>
          <text:p text:style-name="P48"><text:span text:style-name="T1"><text:s/>TCP/IP protocol - </text:span><text:a xlink:type="simple" xlink:href="https://ru.wikipedia.org/wiki/Сетевая_модель" text:style-name="Internet_20_link"><text:span text:style-name="T2">сетевая модел</text:span></text:a><text:span text:style-name="T2">ь</text:span><text:span text:style-name="T11"> передачи данных, представленных в цифровом виде;</text:span></text:p>
        </text:list-item>
        <text:list-item>
          <text:p text:style-name="P45"><text:s/>a node on the network - узел в сети;</text:p>
        </text:list-item>
        <text:list-item>
          <text:p text:style-name="P45"><text:s/>to assign a number to - назначать номер;</text:p>
        </text:list-item>
        <text:list-item>
          <text:p text:style-name="P45"><text:s/>a coding system - система кодирования;</text:p>
        </text:list-item>
        <text:list-item>
          <text:p text:style-name="P45"><text:s/>to be attached to - быть подключенным;</text:p>
        </text:list-item>
        <text:list-item>
          <text:p text:style-name="P45"><text:s/>to route information - маршрутная информация;</text:p>
        </text:list-item>
        <text:list-item>
          <text:p text:style-name="P45"><text:s/>gateways - шлюзы;</text:p>
        </text:list-item>
        <text:list-item>
          <text:p text:style-name="P45"><text:s/>data-delivery systems - системы доставки данных;</text:p>
        </text:list-item>
        <text:list-item>
          <text:p text:style-name="P45"><text:s/>Resolution Protocol - результирующий протокол;</text:p>
        </text:list-item>
        <text:list-item>
          <text:p text:style-name="P45"><text:s/>IP-layer programs - программы на IP-уровне;</text:p>
        </text:list-item>
        <text:list-item>
          <text:p text:style-name="P45"><text:s/>receiving system - принимающая система;</text:p>
        </text:list-item>
        <text:list-item>
          <text:p text:style-name="P48"><text:span text:style-name="T1"><text:s/>UDP (User Datagram Protocol) - </text:span><text:span text:style-name="T16">протокол пользовательских датаграмм;</text:span></text:p>
        </text:list-item>
        <text:list-item>
          <text:p text:style-name="P48"><text:span text:style-name="T1"><text:s/>TCP (Transmission Control Protocol) - </text:span><text:span text:style-name="T14">протокол управления передачей;</text:span></text:p>
        </text:list-item>
        <text:list-item>
          <text:p text:style-name="P45"><text:s/>to deliver the packet - доставлять пакет;</text:p>
        </text:list-item>
        <text:list-item>
          <text:p text:style-name="P45"><text:s/>application port - порт приложения;</text:p>
        </text:list-item>
        <text:list-item>
          <text:p text:style-name="P45"><text:s/>to establish a connection - установить соединение;</text:p>
        </text:list-item>
        <text:list-item>
          <text:p text:style-name="P45"><text:s/>to manage communication exchanges - управлять обменом информации;</text:p>
        </text:list-item>
        <text:list-item>
          <text:p text:style-name="P45"><text:s/>to recover packets - восстанавливать пакеты;</text:p>
        </text:list-item>
        <text:list-item>
          <text:p text:style-name="P45"><text:s/>to structure and buffer the data flow - структуризация и буферизация потока данных;</text:p>
        </text:list-item>
        <text:list-item>
          <text:p text:style-name="P45"><text:s/>to replace missing data blocks - замена пропущенных блоков данных;</text:p>
        </text:list-item>
        <text:list-item>
          <text:p text:style-name="P45"><text:s/>reliable stream service - надёжные потоковые сервисы;</text:p>
        </text:list-item>
        <text:list-item>
          <text:p text:style-name="P45"><text:s/>FTP (File Transfer Protocol) - протокол передачи файлов;</text:p>
        </text:list-item>
        <text:list-item>
          <text:p text:style-name="P48"><text:span text:style-name="T1"><text:s/>SMTP (Simple Mail Transfer Protocol) - </text:span><text:span text:style-name="T14">простой протокол передачи почты;</text:span></text:p>
        </text:list-item>
        <text:list-item>
          <text:p text:style-name="P45"><text:s/>serial port - последовательный порт;</text:p>
        </text:list-item>
        <text:list-item>
          <text:p text:style-name="P45"><text:s/>packet-switched network - сеть с коммутацией пакетов;</text:p>
        </text:list-item>
      </text:list>
      <text:p text:style-name="P5"/>
      <text:p text:style-name="P1"><text:soft-page-break/></text:p>
      <text:p text:style-name="P1">UNIT 13 </text:p>
      <text:list xml:id="list29621397" text:style-name="WWNum7">
        <text:list-item>
          <text:p text:style-name="P42"><text:span text:style-name="T4">Hyperlink – <text:s/>гип</text:span><text:span text:style-name="T1">ерссылка</text:span></text:p>
        </text:list-item>
        <text:list-item>
          <text:p text:style-name="P42"><text:span text:style-name="T4">URL (Uniform Resource Locator)-</text:span><text:span text:style-name="T1"> единый указатель ресурса </text:span></text:p>
        </text:list-item>
        <text:list-item>
          <text:p text:style-name="P42"><text:span text:style-name="T4">A forward slash –</text:span><text:span text:style-name="T1"> прямой слэш</text:span></text:p>
        </text:list-item>
        <text:list-item>
          <text:p text:style-name="P42"><text:span text:style-name="T4">A protocol prefix – </text:span><text:span text:style-name="T1"><text:s/>префикс протокола</text:span></text:p>
        </text:list-item>
        <text:list-item>
          <text:p text:style-name="P42"><text:span text:style-name="T4">To transfer protocol – проток</text:span><text:span text:style-name="T1">ол передачи</text:span></text:p>
        </text:list-item>
        <text:list-item>
          <text:p text:style-name="P33">Domain name extension- <text:s/>расширение доменного имени</text:p>
        </text:list-item>
        <text:list-item>
          <text:p text:style-name="P42"><text:span text:style-name="T4">To give the path to directory – </text:span><text:span text:style-name="T1">указать путь к каталогу</text:span><text:span text:style-name="T4"> </text:span></text:p>
        </text:list-item>
        <text:list-item>
          <text:p text:style-name="P42"><text:span text:style-name="T4">HTML (hypertext Markup Language) –</text:span><text:span text:style-name="T1"> язык гипертекстовой разметки</text:span></text:p>
        </text:list-item>
        <text:list-item>
          <text:p text:style-name="P42"><text:span text:style-name="T4">DNS ( Domain Name System) – <text:s/>с</text:span><text:span text:style-name="T1">истема доменных имен</text:span></text:p>
        </text:list-item>
        <text:list-item>
          <text:p text:style-name="P42"><text:span text:style-name="T1"><text:s/></text:span><text:span text:style-name="T4">To look up the <text:s/>IP address( Internet Protocol) найти I</text:span><text:span text:style-name="T1">P адрес</text:span></text:p>
        </text:list-item>
        <text:list-item>
          <text:p text:style-name="P42"><text:span text:style-name="T1"><text:s/></text:span><text:span text:style-name="T4">Unique –уникальный</text:span></text:p>
        </text:list-item>
        <text:list-item>
          <text:p text:style-name="P42"><text:span text:style-name="T1"><text:s/></text:span><text:span text:style-name="T4">Nodes </text:span><text:span text:style-name="T1">- узлы </text:span></text:p>
        </text:list-item>
        <text:list-item>
          <text:p text:style-name="P42"><text:span text:style-name="T1"><text:s/></text:span><text:span text:style-name="T4">A <text:s/>router – роутер</text:span></text:p>
        </text:list-item>
        <text:list-item>
          <text:p text:style-name="P42"><text:span text:style-name="T1"><text:s/></text:span><text:span text:style-name="T4">Packets – пакеты</text:span></text:p>
        </text:list-item>
        <text:list-item>
          <text:p text:style-name="P42"><text:span text:style-name="T1"><text:s/></text:span><text:span text:style-name="T4">Relevant websites – реле</text:span><text:span text:style-name="T1">вантные веб-сайты</text:span></text:p>
        </text:list-item>
        <text:list-item>
          <text:p text:style-name="P42"><text:span text:style-name="T1"><text:s/></text:span><text:span text:style-name="T4">Keywords – ключевые слова</text:span></text:p>
        </text:list-item>
        <text:list-item>
          <text:p text:style-name="P42"><text:span text:style-name="T1"><text:s/></text:span><text:span text:style-name="T4">Search phrases – поисковые фразы</text:span></text:p>
        </text:list-item>
        <text:list-item>
          <text:p text:style-name="P42"><text:span text:style-name="T1"><text:s/></text:span><text:span text:style-name="T4">URL(Uniform Resource Locator)- </text:span><text:span text:style-name="T1">единый указатель ресурса</text:span></text:p>
        </text:list-item>
        <text:list-item>
          <text:p text:style-name="P42"><text:span text:style-name="T1"><text:s/></text:span><text:span text:style-name="T4">Storage buffer –</text:span><text:span text:style-name="T1"> буффер хранения</text:span></text:p>
        </text:list-item>
        <text:list-item>
          <text:p text:style-name="P42"><text:span text:style-name="T1"><text:s/></text:span><text:span text:style-name="T4">Streaming – <text:s/></text:span><text:span text:style-name="T1">потоковый</text:span></text:p>
        </text:list-item>
        <text:list-item>
          <text:p text:style-name="P42"><text:span text:style-name="T1"><text:s/></text:span><text:span text:style-name="T4">An expertise – </text:span><text:span text:style-name="T1">экспертиза</text:span></text:p>
        </text:list-item>
        <text:list-item>
          <text:p text:style-name="P42"><text:span text:style-name="T1"><text:s/></text:span><text:span text:style-name="T4">To spice up pages with graphics – </text:span><text:span text:style-name="T1">оживить страницы с помощью графики</text:span></text:p>
        </text:list-item>
        <text:list-item>
          <text:p text:style-name="P42"><text:span text:style-name="T1"><text:s/></text:span><text:span text:style-name="T4">ATL text – AT</text:span><text:span text:style-name="T1">L?? вырвано из контекста </text:span></text:p>
        </text:list-item>
        <text:list-item>
          <text:p text:style-name="P42"><text:span text:style-name="T1"><text:s/></text:span><text:span text:style-name="T4">SGML- <text:s/>стандарт</text:span><text:span text:style-name="T1">ный обобщенный язык разметки </text:span></text:p>
        </text:list-item>
        <text:list-item>
          <text:p text:style-name="P42"><text:span text:style-name="T1"><text:s/></text:span><text:span text:style-name="T4">To spawn –</text:span><text:span text:style-name="T1"> порождать</text:span></text:p>
        </text:list-item>
        <text:list-item>
          <text:p text:style-name="P42"><text:span text:style-name="T1"><text:s/></text:span><text:span text:style-name="T4">To pars – </text:span><text:span text:style-name="T1">to parse - парсить (слэнг) (производить синтаксический анализ)</text:span></text:p>
        </text:list-item>
        <text:list-item>
          <text:p text:style-name="P51"><text:span text:style-name="T1"><text:s/></text:span><text:span text:style-name="T4">To handle visual formatting of the document – обрабатывать визуальное форматирование документа</text:span></text:p>
        </text:list-item>
      </text:list>
      <text:p text:style-name="P56">Unit 14 </text:p>
      <text:p text:style-name="P5"/>
      <text:list xml:id="list29628081" text:style-name="WWNum9">
        <text:list-item>
          <text:p text:style-name="P46">website features - элементы веб-сайта</text:p>
        </text:list-item>
        <text:list-item>
          <text:p text:style-name="P46">accuracy - точность</text:p>
        </text:list-item>
        <text:list-item>
          <text:p text:style-name="P46">helpful graphics - полезная графика (интуитивно понятный интерфейс?)</text:p>
        </text:list-item>
        <text:list-item>
          <text:p text:style-name="P46">compatibility - совместимость</text:p>
        </text:list-item>
        <text:list-item>
          <text:p text:style-name="P46">to navigate a website - перемещение по веб-сайту</text:p>
        </text:list-item>
        <text:list-item>
          <text:p text:style-name="P46">to provide orientation for - обеспечить ориентацию</text:p>
        </text:list-item>
        <text:list-item>
          <text:p text:style-name="P46">consistency - последовательность, согласованность</text:p>
        </text:list-item>
        <text:list-item>
          <text:p text:style-name="P46">to turn up irrelevant matches- появляются нерелевантные страницы</text:p>
        </text:list-item>
        <text:list-item>
          <text:p text:style-name="P46">a search function - поисковая функция</text:p>
        </text:list-item>
        <text:list-item>
          <text:p text:style-name="P46">XML (Extensible Markup Language)- xml (расширяемый язык разметки)</text:p>
        </text:list-item>
        <text:list-item>
          <text:p text:style-name="P46">HTML (Hypertext Markup Language)- HTML (язык гипертекстовой разметки)</text:p>
        </text:list-item>
        <text:list-item>
          <text:p text:style-name="P46"><text:soft-page-break/>SGML (Standard Generalized Markup Language) - SGML (Стандартный обобщенный язык разметки)</text:p>
        </text:list-item>
        <text:list-item>
          <text:p text:style-name="P46">Metalanguage - метаязык (a form of language or set of terms used for the description or analysis of another language.)</text:p>
        </text:list-item>
        <text:list-item>
          <text:p text:style-name="P46">an application- приложение</text:p>
        </text:list-item>
        <text:list-item>
          <text:p text:style-name="P46">specific derivation - специфический ввод (конкретные входные данные)</text:p>
        </text:list-item>
        <text:list-item>
          <text:p text:style-name="P46">an extensible language - расширяемый язык</text:p>
        </text:list-item>
        <text:list-item>
          <text:p text:style-name="P46">to parse a document - анализировать документ</text:p>
        </text:list-item>
        <text:list-item>
          <text:p text:style-name="P46">customized tags - настраиваемые теги</text:p>
        </text:list-item>
        <text:list-item>
          <text:p text:style-name="P46">to handle the formatting - для обработки форматирования</text:p>
        </text:list-item>
        <text:list-item>
          <text:p text:style-name="P46">a presentation language - язык презентации</text:p>
        </text:list-item>
        <text:list-item>
          <text:p text:style-name="P46">associated applications - связанные приложения</text:p>
        </text:list-item>
        <text:list-item>
          <text:p text:style-name="P46">to format and structure documents - форматировать и структурировать документы</text:p>
        </text:list-item>
        <text:list-item>
          <text:p text:style-name="P46">to be derived from - могут быть получены из</text:p>
        </text:list-item>
        <text:list-item>
          <text:p text:style-name="P46">to be concerned with - относиться</text:p>
        </text:list-item>
        <text:list-item>
          <text:p text:style-name="P46">to benefit from - извлечь выгоду</text:p>
        </text:list-item>
        <text:list-item>
          <text:p text:style-name="P46">customer support - техподдержка</text:p>
        </text:list-item>
        <text:list-item>
          <text:p text:style-name="P46">reliable service - надежное обслуживание</text:p>
        </text:list-item>
      </text:list>
      <text:p text:style-name="P6"/>
      <text:p text:style-name="P60">MODULE 17</text:p>
      <text:p text:style-name="P17"/>
      <text:p text:style-name="P17">Unit 16</text:p>
      <text:p text:style-name="P9"/>
      <text:list xml:id="list29637017" text:style-name="WWNum13">
        <text:list-item>
          <text:p text:style-name="P38"><text:span text:style-name="T4">WAP(wireless application protocol) - </text:span><text:span text:style-name="T12">Беспроводной протокол передачи данных</text:span></text:p>
        </text:list-item>
        <text:list-item>
          <text:p text:style-name="P38"><text:span text:style-name="T4">WML (wireless markup language) - </text:span><text:span text:style-name="T12">Язык разметки для беспроводных устройств</text:span></text:p>
        </text:list-item>
        <text:list-item>
          <text:p text:style-name="P38"><text:span text:style-name="T4">GPRS (General Packet Radio Service) - </text:span><text:span text:style-name="T12">Пакетная радиосвязь общего пользования</text:span></text:p>
        </text:list-item>
        <text:list-item>
          <text:p text:style-name="P26">UMTS (Universal Mobile Telecommunications Systems) - Универсальная мобильная телекоммуникационная система</text:p>
        </text:list-item>
        <text:list-item>
          <text:p text:style-name="P26">To replace – Заменить</text:p>
        </text:list-item>
        <text:list-item>
          <text:p text:style-name="P38"><text:span text:style-name="T4">To be integrated with – </text:span><text:span text:style-name="T1">Быть интегрированным с</text:span></text:p>
        </text:list-item>
        <text:list-item>
          <text:p text:style-name="P38"><text:span text:style-name="T4">To become faulty – </text:span><text:span text:style-name="T1">Стать неисправным</text:span></text:p>
        </text:list-item>
        <text:list-item>
          <text:p text:style-name="P26">Biometric devices – Биометрические устройства</text:p>
        </text:list-item>
        <text:list-item>
          <text:p text:style-name="P38"><text:span text:style-name="T4">Flexible motherboard – Гибкая мат</text:span><text:span text:style-name="T1">еринская плата</text:span></text:p>
        </text:list-item>
        <text:list-item>
          <text:p text:style-name="P38"><text:span text:style-name="T4"><text:s/>Voice control - Голосовое </text:span><text:span text:style-name="T1">управление</text:span></text:p>
        </text:list-item>
        <text:list-item>
          <text:p text:style-name="P26"><text:s/>CMC (Computer-mediated communication)- Компьютерно-опосредованное общение</text:p>
        </text:list-item>
        <text:list-item>
          <text:p text:style-name="P38"><text:span text:style-name="T4"><text:s/>Synchronous/Asynchronous – Синхронный</text:span><text:span text:style-name="T1">/Асинхронный</text:span></text:p>
        </text:list-item>
        <text:list-item>
          <text:p text:style-name="P26"><text:s/>A bulletin board – Доска объявлений</text:p>
        </text:list-item>
        <text:list-item>
          <text:p text:style-name="P26"><text:s/>MOO( Multi-user object oriented system) - Многопользовательская объектно-ориентированная система</text:p>
        </text:list-item>
        <text:list-item>
          <text:p text:style-name="P38"><text:span text:style-name="T1"><text:s/></text:span><text:span text:style-name="T4">Virtual environment – Виртуальное окружение</text:span></text:p>
        </text:list-item>
        <text:list-item>
          <text:p text:style-name="P26"><text:s/>GPS(Global Positioning System) - Глобальная позиционирующая система</text:p>
        </text:list-item>
        <text:list-item>
          <text:p text:style-name="P38"><text:span text:style-name="T4"><text:s/>SMS (Short Message Service) - </text:span><text:span text:style-name="T1">Служба коротких сообщений</text:span></text:p>
        </text:list-item>
        <text:list-item>
          <text:p text:style-name="P26"><text:s/>XML(Extensible Markup Language) - Расширяемый язык разметки</text:p>
        </text:list-item>
        <text:list-item>
          <text:p text:style-name="P38"><text:soft-page-break/><text:span text:style-name="T4"><text:s/>To be carried over – </text:span><text:span text:style-name="T1">будут перенесены</text:span></text:p>
        </text:list-item>
        <text:list-item>
          <text:p text:style-name="P26"><text:s/>Client machine – Клиентская машина</text:p>
        </text:list-item>
        <text:list-item>
          <text:p text:style-name="P38"><text:span text:style-name="T4"><text:s/>Cellular – </text:span><text:span text:style-name="T1">Сотовый</text:span></text:p>
        </text:list-item>
        <text:list-item>
          <text:p text:style-name="P38"><text:span text:style-name="T4"><text:s/>A dedicated satellite dish – </text:span><text:span text:style-name="T1">Специальная спутниковая антенна</text:span></text:p>
        </text:list-item>
        <text:list-item>
          <text:p text:style-name="P38"><text:span text:style-name="T4"><text:s/>Proprietary software – Проприе</text:span><text:span text:style-name="T1">тарное программное обеспечение</text:span></text:p>
        </text:list-item>
        <text:list-item>
          <text:p text:style-name="P38"><text:span text:style-name="T1"><text:s/></text:span><text:span text:style-name="T4">Assigned radio frequencies - Вы</text:span><text:span text:style-name="T1">деленные радиочастоты</text:span></text:p>
        </text:list-item>
        <text:list-item>
          <text:p text:style-name="P38"><text:span text:style-name="T4"><text:s/>ADSL( Asymmetric Digital Subscriber Line) - </text:span><text:span text:style-name="T1">Ассиметричная цифровая абонентская линия</text:span></text:p>
        </text:list-item>
        <text:list-item>
          <text:p text:style-name="P50"><text:s/>Competitive - Конкурентный</text:p>
        </text:list-item>
      </text:list>
      <text:p text:style-name="P2">UNIT 17</text:p>
      <text:list xml:id="list29638318" text:style-name="WWNum14">
        <text:list-item>
          <text:p text:style-name="P39"><text:span text:style-name="T4">Computers hanging – зависания комп</text:span><text:span text:style-name="T1">ьютера</text:span></text:p>
        </text:list-item>
        <text:list-item>
          <text:p text:style-name="P39"><text:span text:style-name="T4">Execution of a program - </text:span><text:span text:style-name="T1">выполнение программы</text:span></text:p>
        </text:list-item>
        <text:list-item>
          <text:p text:style-name="P27">Warranty - гарантия </text:p>
        </text:list-item>
        <text:list-item>
          <text:p text:style-name="P27">To reboot the computer – перезапустить компьютер</text:p>
        </text:list-item>
        <text:list-item>
          <text:p text:style-name="P39"><text:span text:style-name="T4">To change the settings in the program - изменить настройк</text:span><text:span text:style-name="T1">и программы (в программе)</text:span></text:p>
        </text:list-item>
        <text:list-item>
          <text:p text:style-name="P39"><text:span text:style-name="T4">To be adequately protected - быть должным обра</text:span><text:span text:style-name="T1">зом защищенным</text:span></text:p>
        </text:list-item>
        <text:list-item>
          <text:p text:style-name="P39"><text:span text:style-name="T4">The higher seek times - время </text:span><text:span text:style-name="T1">поиска и доступа к блоку памяти на жестком диске</text:span></text:p>
        </text:list-item>
        <text:list-item>
          <text:p text:style-name="P39"><text:span text:style-name="T4">Elaborate methods –</text:span><text:span text:style-name="T1"> продуманные методы</text:span></text:p>
        </text:list-item>
        <text:list-item>
          <text:p text:style-name="P27">To ensure data integrity - обеспечить интеграцию данных</text:p>
        </text:list-item>
        <text:list-item>
          <text:p text:style-name="P27"><text:s/>fault tolerance - устойчивость к ошибкам</text:p>
        </text:list-item>
        <text:list-item>
          <text:p text:style-name="P27"><text:s/>To recover from hardware errors - восстановиться после аппаратных ошибок</text:p>
        </text:list-item>
        <text:list-item>
          <text:p text:style-name="P39"><text:span text:style-name="T1"><text:s/></text:span><text:span text:style-name="T4">To break data into blocks – разделить данные на блоки</text:span></text:p>
        </text:list-item>
        <text:list-item>
          <text:p text:style-name="P39"><text:span text:style-name="T1"><text:s/></text:span><text:span text:style-name="T4">Drive mirroring – </text:span><text:span text:style-name="T1">зеркализация диска (перенос раздела одного ЖД на другой, и доступ к нему в реальном времени)</text:span></text:p>
        </text:list-item>
      </text:list>
      <text:p text:style-name="P19"/>
      <text:p text:style-name="P18">UNIT 18</text:p>
      <text:p text:style-name="P11"/>
      <text:p text:style-name="P20">1. Spreading viruses – распространяющиеся вирусы</text:p>
      <text:p text:style-name="P20">2. To hack – взломать</text:p>
      <text:p text:style-name="P20">3. To gain unauthorized access to – получить несанкционированный доступ</text:p>
      <text:p text:style-name="P20">4. To accumulate – накапливать</text:p>
      <text:p text:style-name="P20">5. The victims are often unaware of – жертвы часто не осознают</text:p>
      <text:p text:style-name="P20">6. Denial of service attack – воздействие, вызывающее отказ в обслуживании законных пользователей</text:p>
      <text:p text:style-name="P20">7. Trojan horse – троянская программа</text:p>
      <text:p text:style-name="P20">8. Concealed instructions – спрятанные инструкции</text:p>
      <text:p text:style-name="P20">9. To perform prohibited duties – выполнять запрещенные команды</text:p>
      <text:p text:style-name="P20">10. To be in the background – работать в фоновом режиме</text:p>
      <text:p text:style-name="P20">11. Destructive – разрушительный</text:p>
      <text:p text:style-name="P20">12. Trapdoors – «потайной ход», путь обхода системы защиты</text:p>
      <text:p text:style-name="P20">13. An illicit program – незаконная программа</text:p>
      <text:p text:style-name="P20">14. Mail bombing – бомбардировка электронной почты</text:p>
      <text:p text:style-name="P20"><text:soft-page-break/>15. To inundate an email address – переполнять почту</text:p>
      <text:p text:style-name="P20">16. To slow or to crash the server – замедлить или сломать сервер</text:p>
      <text:p text:style-name="P20">17. Software piracy – нарушение авторских прав на программное обеспечение</text:p>
      <text:p text:style-name="P20">18. To distribute a program – распространить программу</text:p>
      <text:p text:style-name="P20">19. Piggybacking – несанкционированное проникновение вслед за</text:p>
      <text:p text:style-name="P20">зарегистрированным пользователем</text:p>
      <text:p text:style-name="P20">20. Person’s identification code – персональный идентификационный код</text:p>
      <text:p text:style-name="P20">21. To disconnect from a network account – отключиться от сетевой учетной записи</text:p>
      <text:p text:style-name="P20">22. Spoofing – спуфинг-мошенничество – мошенничество, направленное на получение банковских конфиденциальных данных клиентов с целью хищения денег</text:p>
      <text:p text:style-name="P20">23. To trick a user into revealing confidential information – обмануть пользователя в раскрытии конфиденциальной информации</text:p>
      <text:p text:style-name="P20">24. An access code – код доступа</text:p>
      <text:p text:style-name="P20">25. Defacing – взломать сайт и внедрить вредоносные правки в его главную страницу</text:p>
      <text:p text:style-name="P20">26. Hijacking – перехват веб-страницы</text:p>
      <text:p text:style-name="P20">27. To redirect – перенаправить</text:p>
      <text:p text:style-name="P20">28. To reproduce itself – самовоспроизводиться</text:p>
      <text:p text:style-name="P20">29. To infect other programs – заразить другие программы </text:p>
      <text:p text:style-name="P20">30. Host programs – главные программы </text:p>
      <text:p text:style-name="P20">31. To be executed – выполняться</text:p>
      <text:p text:style-name="P20">32. A COM extension – расширение COM</text:p>
      <text:p text:style-name="P20">33. Executable files – исполняемые файлы</text:p>
      <text:p text:style-name="P20">34. To load into memory – загрузить в память</text:p>
      <text:p text:style-name="P20">35. Memory resident – постоянно находящийся в памяти</text:p>
      <text:p text:style-name="P20">36. Virus is triggered by a predetermined event – вирус запускается заранее определенным событием </text:p>
      <text:p text:style-name="P20">37. Boot sector viruses – вирусы, базирующиеся в загрузочном секторе</text:p>
      <text:p text:style-name="P20">38. Data encryption – шифрование данных</text:p>
      <text:p text:style-name="P20">39. User authentication – аутентификация пользователей</text:p>
      <text:p text:style-name="P20">40. A secure transaction- безопасный перевод денег</text:p>
      <text:p text:style-name="P20">41. To turn one’s message into gibberish – превратить чье-либо сообщение в бессвязное сообщение</text:p>
      <text:p text:style-name="P20">42. To decipher – расшифровывать</text:p>
      <text:p text:style-name="P20">43. Cryptography – криптография</text:p>
      <text:p text:style-name="P20">44. Legitimate – законный, легальный</text:p>
      <text:p text:style-name="P20">45. Trusted digital certificate – доверенный цифровой сертификат</text:p>
      <text:p text:style-name="P17"/>
      <text:p text:style-name="P7">UNIT 19 </text:p>
      <text:p text:style-name="P13"/>
      <text:p text:style-name="P13">1. Crucial aspect – Важнейший аспект</text:p>
      <text:p text:style-name="P13">2. To suit requirements - Соответствовать требованиям</text:p>
      <text:p text:style-name="P13">3. A long-term storage - Долгосрочное хранилище/Постоянное запоминающее устройство(ПЗУ).</text:p>
      <text:p text:style-name="P13"><text:soft-page-break/>4. The major thrust of today’s system – Основная направленность сегодняшней системы</text:p>
      <text:p text:style-name="P13">5. Offline storage – Автономное хранилище</text:p>
      <text:p text:style-name="P13">6. To retrieve – Извлекать/получать/возвращать</text:p>
      <text:p text:style-name="P13">7. A vendor – Торговый автомат/продавец</text:p>
      <text:p text:style-name="P13">8. To deal with current storage needs – Справляться с текущими потребностями в хранении</text:p>
      <text:p text:style-name="P13">9. To control physical access – Управление физическим доступом</text:p>
      <text:p text:style-name="P13">10. To back up data – Резервное копирование данных</text:p>
      <text:p text:style-name="P13">11. To implement network controls – Обеспечение сетевого контроля</text:p>
      <text:p text:style-name="P13">12. Firewall – Брандмауэр/шлюз безопасности/система сетевой защиты</text:p>
      <text:p text:style-name="P13">13. A callback system – Система обратной связи</text:p>
      <text:p text:style-name="P13">14. Signature verification – Проверка подписи</text:p>
      <text:p text:style-name="P13">15. To carry out periodic audits – Осуществлять (проводить) периодический контроль (ревизии/аудит)</text:p>
      <text:p text:style-name="P13">16. Uninterruptible power supplies – Источники бесперебойного питания (ИБП)</text:p>
      <text:p text:style-name="P13">17. Surge protectors – Сетевые фильтры</text:p>
      <text:p text:style-name="P13">18. Shareware – Условно-бесплатная</text:p>
      <text:p text:style-name="P13">19. ATM (Automatic Teller Machine) - Банкомат</text:p>
      <text:p text:style-name="P13">20. Incremental backup – Инкрементное резервное копирование</text:p>
      <text:p text:style-name="P13">21. Archive bit – Архивный бит/бит архивации</text:p>
      <text:p text:style-name="P13">22. Differential backup – Дифференциальное резервное копирование/Разностное архивирование</text:p>
      <text:p text:style-name="P13">23. Full backup – Полное резервное копирование (дублирование)</text:p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a xlink:type="simple" xlink:href="https://goo.gl/AhUhR8" text:style-name="Internet_20_link"><text:span text:style-name="T17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fo:line-height="115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lr-tb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language="en" fo:country="US" fo:font-style="normal" style:text-underline-style="none" fo:font-weight="normal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Subtitle" style:default-outline-level="" style:list-style-name="" style:class="text">
      <style:paragraph-properties fo:margin-top="0.847cm" fo:margin-bottom="0.212cm" fo:line-height="100%" fo:text-align="start" style:justify-single-word="false" fo:keep-together="always" fo:keep-with-next="always"/>
      <style:text-properties style:font-name="Arial" fo:font-size="36pt" fo:font-weight="bold" style:font-name-asian="Lucida Sans Unicode" style:font-size-asian="36pt" style:font-weight-asian="bold" style:font-name-complex="Mangal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istLabel_20_1" style:display-name="ListLabel 1" style:family="text">
      <style:text-properties fo:font-weight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date>2019-02-15T09:53:00.70</dc:date>
    <meta:editing-duration>PT00H14M15S</meta:editing-duration>
    <meta:editing-cycles>2</meta:editing-cycles>
    <meta:print-date>2019-02-15T09:47:56.04</meta:print-date>
    <meta:document-statistic meta:table-count="0" meta:image-count="0" meta:object-count="0" meta:page-count="12" meta:paragraph-count="481" meta:word-count="2882" meta:character-count="20758"/>
  </office:meta>
</office:document-meta>
</file>